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23986" officeooo:paragraph-rsid="00323986"/>
    </style:style>
    <style:style style:name="P15" style:family="paragraph" style:parent-style-name="Standard">
      <style:text-properties officeooo:rsid="0033e368" officeooo:paragraph-rsid="0033e368"/>
    </style:style>
    <style:style style:name="P16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7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8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T1" style:family="text">
      <style:text-properties officeooo:rsid="002ce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8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8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8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7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6">Control Statments: if-else</text:p>
      <text:p text:style-name="P15"/>
      <text:p text:style-name="P15">2.7.0 :111 &gt; yob = 2004</text:p>
      <text:p text:style-name="P15">2.7.0 :112 &gt; if((2020-yob)&gt;=18)</text:p>
      <text:p text:style-name="P15">2.7.0 :113 &gt; <text:s text:c="2"/>puts 'Person can vote'</text:p>
      <text:p text:style-name="P15">2.7.0 :114 &gt; <text:s text:c="2"/>elsif ((2020-yob)&lt;18)</text:p>
      <text:p text:style-name="P15">2.7.0 :115 &gt; <text:s text:c="4"/>puts 'person cannot vote'</text:p>
      <text:p text:style-name="P15">2.7.0 :117 &gt; <text:s text:c="2"/>puts 'Can\'t guess the age'</text:p>
      <text:p text:style-name="P15">2.7.0 :118 &gt; end</text:p>
      <text:p text:style-name="P15">person cannot vote</text:p>
      <text:p text:style-name="P15"><text:s/>=&gt; nil </text:p>
      <text:p text:style-name="P15"/>
      <text:p text:style-name="P15">2.7.0 :098 &gt; x = 11</text:p>
      <text:p text:style-name="P15">2.7.0 :099 &gt; if(x&gt;=10)</text:p>
      <text:p text:style-name="P15">2.7.0 :100 &gt; <text:s text:c="2"/>puts 'x is greater than 10'</text:p>
      <text:p text:style-name="P15">2.7.0 :101 &gt; end</text:p>
      <text:p text:style-name="P15">x is greater than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1T12:35:43.172147011</dc:date>
    <meta:editing-duration>PT52M44S</meta:editing-duration>
    <meta:editing-cycles>20</meta:editing-cycles>
    <meta:document-statistic meta:table-count="0" meta:image-count="0" meta:object-count="0" meta:page-count="3" meta:paragraph-count="127" meta:word-count="496" meta:character-count="2346" meta:non-whitespace-character-count="1891"/>
  </office:meta>
</office:document-meta>
</file>